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978901EFBC4DF59.png" manifest:media-type="image/png"/>
  <manifest:file-entry manifest:full-path="Pictures/1000000100000780000004384B2DE8585A1EE867.png" manifest:media-type="image/png"/>
  <manifest:file-entry manifest:full-path="Pictures/10000001000006E200000183A1E2BA1CF492069D.png" manifest:media-type="image/png"/>
  <manifest:file-entry manifest:full-path="Pictures/1000000100000780000004387F252CB6246E09E6.png" manifest:media-type="image/png"/>
  <manifest:file-entry manifest:full-path="Pictures/1000000100000765000002AE6B1715173D9E6B9F.png" manifest:media-type="image/png"/>
  <manifest:file-entry manifest:full-path="Pictures/100000010000078000000438A1AB00E463FDB697.png" manifest:media-type="image/png"/>
  <manifest:file-entry manifest:full-path="Pictures/100000010000078000000438E52C562AE4DCE0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e76ed" officeooo:paragraph-rsid="001e76ed"/>
    </style:style>
    <style:style style:name="T1" style:family="text">
      <style:text-properties style:text-underline-style="solid" style:text-underline-width="auto" style:text-underline-color="font-color" fo:font-weight="bold" officeooo:rsid="001e76e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12"/><text:span text:style-name="T1">Assignment No : 1</text:span></text:p>
      <text:p text:style-name="Standard"/>
      <text:p text:style-name="Standard"/>
      <text:p text:style-name="P2"/>
      <text:p text:style-name="P2"><draw:frame draw:style-name="fr1" draw:name="Image1" text:anchor-type="char" svg:x="-0.27cm" svg:y="0.362cm" svg:width="17.238cm" svg:height="9.696cm" draw:z-index="0"><draw:image xlink:href="Pictures/100000010000078000000438E52C562AE4DCE054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2" text:anchor-type="char" svg:x="-0.265cm" svg:y="0.159cm" svg:width="17.286cm" svg:height="9.723cm" draw:z-index="1"><draw:image xlink:href="Pictures/100000010000078000000438A1AB00E463FDB697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><draw:frame draw:style-name="fr1" draw:name="Image3" text:anchor-type="char" svg:x="-0.423cm" svg:y="0.217cm" svg:width="17.392cm" svg:height="9.183cm" draw:z-index="2"><draw:image xlink:href="Pictures/1000000100000765000002AE6B1715173D9E6B9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4" text:anchor-type="char" svg:x="-0.459cm" svg:y="0.106cm" svg:width="17.655cm" svg:height="7.939cm" draw:z-index="3"><draw:image xlink:href="Pictures/10000001000006E200000183A1E2BA1CF49206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-0.919cm" svg:y="0.291cm" svg:width="18.002cm" svg:height="12.289cm" draw:z-index="4"><draw:image xlink:href="Pictures/1000000100000780000004387F252CB6246E09E6.png" xlink:type="simple" xlink:show="embed" xlink:actuate="onLoad" draw:mime-type="image/png"/></draw:frame><text:soft-page-break/></text:p>
      <text:p text:style-name="P2"/>
      <text:p text:style-name="P2"><draw:frame draw:style-name="fr1" draw:name="Image6" text:anchor-type="char" svg:x="-0.866cm" svg:y="0.452cm" svg:width="18.364cm" svg:height="11.467cm" draw:z-index="5"><draw:image xlink:href="Pictures/1000000100000780000004384B2DE8585A1EE867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-1.122cm" svg:y="0.249cm" svg:width="19.165cm" svg:height="10.779cm" draw:z-index="6"><draw:image xlink:href="Pictures/100000010000078000000438D978901EFBC4DF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54:40.977252984</meta:creation-date>
    <dc:date>2023-12-06T18:02:29.930208252</dc:date>
    <meta:editing-duration>PT7M52S</meta:editing-duration>
    <meta:editing-cycles>1</meta:editing-cycles>
    <meta:generator>LibreOffice/7.3.7.2$Linux_X86_64 LibreOffice_project/30$Build-2</meta:generator>
    <meta:document-statistic meta:table-count="0" meta:image-count="7" meta:object-count="0" meta:page-count="5" meta:paragraph-count="1" meta:word-count="4" meta:character-count="34" meta:non-whitespace-character-count="14"/>
  </office:meta>
</office:document-meta>
</file>